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style:font-name="Arial" officeooo:rsid="0085bed7" officeooo:paragraph-rsid="00896468"/>
    </style:style>
    <style:style style:name="P19" style:family="paragraph" style:parent-style-name="Text_20_body">
      <style:text-properties fo:background-color="transparent"/>
    </style:style>
    <style:style style:name="P20" style:family="paragraph" style:parent-style-name="Text_20_body">
      <style:text-properties officeooo:paragraph-rsid="0054510e"/>
    </style:style>
    <style:style style:name="P21" style:family="paragraph" style:parent-style-name="Text_20_body">
      <style:text-properties officeooo:paragraph-rsid="0054510e" fo:background-color="#ffff00"/>
    </style:style>
    <style:style style:name="P22" style:family="paragraph" style:parent-style-name="Text_20_body">
      <style:text-properties officeooo:rsid="0054510e" officeooo:paragraph-rsid="0054510e" fo:background-color="#ffff00"/>
    </style:style>
    <style:style style:name="P23" style:family="paragraph" style:parent-style-name="Text_20_body">
      <style:text-properties officeooo:paragraph-rsid="0056eae0"/>
    </style:style>
    <style:style style:name="P24" style:family="paragraph" style:parent-style-name="Text_20_body">
      <style:text-properties officeooo:paragraph-rsid="005dd3e2"/>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officeooo:rsid="0067df1b" officeooo:paragraph-rsid="0067df1b"/>
    </style:style>
    <style:style style:name="P27" style:family="paragraph" style:parent-style-name="Text_20_body">
      <style:text-properties officeooo:rsid="006bf715" officeooo:paragraph-rsid="006bf715"/>
    </style:style>
    <style:style style:name="P28" style:family="paragraph" style:parent-style-name="Text_20_body">
      <style:text-properties officeooo:paragraph-rsid="006bf715"/>
    </style:style>
    <style:style style:name="P29" style:family="paragraph" style:parent-style-name="Text_20_body">
      <style:text-properties officeooo:paragraph-rsid="006db220"/>
    </style:style>
    <style:style style:name="P30" style:family="paragraph" style:parent-style-name="Text_20_body">
      <style:text-properties officeooo:paragraph-rsid="006dbf90"/>
    </style:style>
    <style:style style:name="P31" style:family="paragraph" style:parent-style-name="Text_20_body">
      <style:text-properties officeooo:paragraph-rsid="007353eb"/>
    </style:style>
    <style:style style:name="P32" style:family="paragraph" style:parent-style-name="Text_20_body">
      <style:text-properties officeooo:rsid="0075bfc8" officeooo:paragraph-rsid="0075bfc8"/>
    </style:style>
    <style:style style:name="P33" style:family="paragraph" style:parent-style-name="Text_20_body">
      <style:text-properties officeooo:paragraph-rsid="0084e48a"/>
    </style:style>
    <style:style style:name="P34" style:family="paragraph" style:parent-style-name="Text_20_body">
      <style:text-properties officeooo:paragraph-rsid="008580aa"/>
    </style:style>
    <style:style style:name="P35" style:family="paragraph" style:parent-style-name="Text_20_body">
      <style:text-properties officeooo:paragraph-rsid="00862e82"/>
    </style:style>
    <style:style style:name="P36" style:family="paragraph" style:parent-style-name="Text_20_body">
      <style:text-properties officeooo:paragraph-rsid="00896468"/>
    </style:style>
    <style:style style:name="P37" style:family="paragraph" style:parent-style-name="Text_20_body">
      <style:text-properties officeooo:paragraph-rsid="0090138b"/>
    </style:style>
    <style:style style:name="P38" style:family="paragraph" style:parent-style-name="Text_20_body">
      <style:text-properties officeooo:paragraph-rsid="00914ecf"/>
    </style:style>
    <style:style style:name="P39" style:family="paragraph" style:parent-style-name="Contents_20_1">
      <style:paragraph-properties>
        <style:tab-stops>
          <style:tab-stop style:position="16cm" style:type="right" style:leader-style="dotted" style:leader-text="."/>
        </style:tab-stops>
      </style:paragraph-properties>
    </style:style>
    <style:style style:name="P40" style:family="paragraph" style:parent-style-name="Contents_20_2">
      <style:paragraph-properties>
        <style:tab-stops>
          <style:tab-stop style:position="16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Footnote">
      <style:text-properties officeooo:paragraph-rsid="004d2f5a"/>
    </style:style>
    <style:style style:name="P43" style:family="paragraph" style:parent-style-name="Text_20_body">
      <style:paragraph-properties fo:margin-left="0cm" fo:margin-right="0cm" fo:text-indent="0cm" style:auto-text-indent="false"/>
      <style:text-properties officeooo:rsid="0067df1b" officeooo:paragraph-rsid="0067df1b"/>
    </style:style>
    <style:style style:name="P44" style:family="paragraph" style:parent-style-name="Quotations">
      <style:text-properties officeooo:paragraph-rsid="0090138b"/>
    </style:style>
    <style:style style:name="P45" style:family="paragraph" style:parent-style-name="Heading_20_1">
      <style:paragraph-properties fo:break-before="page"/>
    </style:style>
    <style:style style:name="P46" style:family="paragraph" style:parent-style-name="Heading_20_2">
      <style:text-properties officeooo:rsid="003f1dc2" officeooo:paragraph-rsid="003f1dc2"/>
    </style:style>
    <style:style style:name="P47" style:family="paragraph" style:parent-style-name="Heading_20_2">
      <style:paragraph-properties fo:break-before="page"/>
    </style:style>
    <style:style style:name="P48" style:family="paragraph" style:parent-style-name="Text_20_body" style:list-style-name="L1">
      <style:text-properties officeooo:rsid="003e70ca" officeooo:paragraph-rsid="003e70ca"/>
    </style:style>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3">
      <style:text-properties officeooo:paragraph-rsid="00469f96"/>
    </style:style>
    <style:style style:name="P52" style:family="paragraph" style:parent-style-name="Text_20_body" style:list-style-name="L4">
      <style:text-properties officeooo:paragraph-rsid="006bf715"/>
    </style:style>
    <style:style style:name="P53" style:family="paragraph" style:parent-style-name="Text_20_body" style:list-style-name="L4">
      <style:text-properties officeooo:rsid="006bf715" officeooo:paragraph-rsid="006bf715"/>
    </style:style>
    <style:style style:name="P54" style:family="paragraph" style:parent-style-name="Text_20_body" style:list-style-name="L4">
      <style:text-properties officeooo:rsid="0084e48a" officeooo:paragraph-rsid="0084e48a"/>
    </style:style>
    <style:style style:name="P55" style:family="paragraph" style:parent-style-name="Text_20_body" style:list-style-name="L5"/>
    <style:style style:name="P56" style:family="paragraph" style:parent-style-name="Text_20_body" style:list-style-name="L5">
      <style:text-properties style:font-name="Arial" officeooo:rsid="0092e176" officeooo:paragraph-rsid="0092e176"/>
    </style:style>
    <style:style style:name="P57" style:family="paragraph" style:parent-style-name="Text_20_body">
      <style:text-properties officeooo:paragraph-rsid="009e4926"/>
    </style:style>
    <style:style style:name="P58" style:family="paragraph" style:parent-style-name="Text_20_body" style:list-style-name="L1">
      <style:paragraph-properties fo:margin-left="0cm" fo:margin-right="0cm" fo:text-indent="0cm" style:auto-text-indent="false"/>
      <style:text-properties officeooo:paragraph-rsid="003e70ca"/>
    </style:style>
    <style:style style:name="P59"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language="pt" fo:country="BR" fo:font-style="normal" fo:background-color="#ffff00" loext:char-shading-value="0" style:font-style-asian="normal" style:font-style-complex="normal" loext:padding="0cm" loext:border="none"/>
    </style:style>
    <style:style style:name="T6" style:family="text">
      <style:text-properties fo:background-color="#ffff00" loext:char-shading-value="0"/>
    </style:style>
    <style:style style:name="T7" style:family="text">
      <style:text-properties officeooo:rsid="0045da3b" fo:background-color="#ffff00" loext:char-shading-value="0"/>
    </style:style>
    <style:style style:name="T8" style:family="text">
      <style:text-properties style:font-name="Arial"/>
    </style:style>
    <style:style style:name="T9" style:family="text">
      <style:text-properties style:font-name="Arial" officeooo:rsid="003f1dc2"/>
    </style:style>
    <style:style style:name="T10" style:family="text">
      <style:text-properties style:font-name="Arial" fo:font-weight="bold" officeooo:rsid="003f1dc2" style:font-weight-asian="bold" style:font-weight-complex="bold"/>
    </style:style>
    <style:style style:name="T11" style:family="text">
      <style:text-properties style:font-name="Arial" officeooo:rsid="004056b0"/>
    </style:style>
    <style:style style:name="T12" style:family="text">
      <style:text-properties style:font-name="Arial" officeooo:rsid="0045c04b"/>
    </style:style>
    <style:style style:name="T13" style:family="text">
      <style:text-properties style:font-name="Arial" officeooo:rsid="0045da3b" fo:background-color="#ffff00" loext:char-shading-value="0"/>
    </style:style>
    <style:style style:name="T14" style:family="text">
      <style:text-properties style:font-name="Arial" officeooo:rsid="00552c76"/>
    </style:style>
    <style:style style:name="T15" style:family="text">
      <style:text-properties style:font-name="Arial" officeooo:rsid="005c9c33" fo:background-color="transparent" loext:char-shading-value="0"/>
    </style:style>
    <style:style style:name="T16" style:family="text">
      <style:text-properties style:font-name="Arial" officeooo:rsid="0064dfe6"/>
    </style:style>
    <style:style style:name="T17" style:family="text">
      <style:text-properties style:font-name="Arial" officeooo:rsid="0065f8d2"/>
    </style:style>
    <style:style style:name="T18" style:family="text">
      <style:text-properties style:font-name="Arial" officeooo:rsid="00681b00"/>
    </style:style>
    <style:style style:name="T19" style:family="text">
      <style:text-properties style:font-name="Arial" officeooo:rsid="006b0f0a"/>
    </style:style>
    <style:style style:name="T20" style:family="text">
      <style:text-properties style:font-name="Arial" officeooo:rsid="006be809"/>
    </style:style>
    <style:style style:name="T21" style:family="text">
      <style:text-properties style:font-name="Arial" officeooo:rsid="006bf715"/>
    </style:style>
    <style:style style:name="T22" style:family="text">
      <style:text-properties style:font-name="Arial" officeooo:rsid="006db220"/>
    </style:style>
    <style:style style:name="T23" style:family="text">
      <style:text-properties style:font-name="Arial" officeooo:rsid="006f66bf"/>
    </style:style>
    <style:style style:name="T24" style:family="text">
      <style:text-properties style:font-name="Arial" officeooo:rsid="007157fe"/>
    </style:style>
    <style:style style:name="T25" style:family="text">
      <style:text-properties style:font-name="Arial" officeooo:rsid="007353eb"/>
    </style:style>
    <style:style style:name="T26" style:family="text">
      <style:text-properties style:font-name="Arial" officeooo:rsid="0073be50"/>
    </style:style>
    <style:style style:name="T27" style:family="text">
      <style:text-properties style:font-name="Arial" officeooo:rsid="00749cd4"/>
    </style:style>
    <style:style style:name="T28" style:family="text">
      <style:text-properties style:font-name="Arial" officeooo:rsid="0075bfc8"/>
    </style:style>
    <style:style style:name="T29" style:family="text">
      <style:text-properties style:font-name="Arial" officeooo:rsid="0076d6cb"/>
    </style:style>
    <style:style style:name="T30" style:family="text">
      <style:text-properties style:font-name="Arial" officeooo:rsid="007879a9"/>
    </style:style>
    <style:style style:name="T31" style:family="text">
      <style:text-properties style:font-name="Arial" officeooo:rsid="007a7323"/>
    </style:style>
    <style:style style:name="T32" style:family="text">
      <style:text-properties style:font-name="Arial" officeooo:rsid="007c52de"/>
    </style:style>
    <style:style style:name="T33" style:family="text">
      <style:text-properties style:font-name="Arial" officeooo:rsid="007f168e"/>
    </style:style>
    <style:style style:name="T34" style:family="text">
      <style:text-properties style:font-name="Arial" officeooo:rsid="0084e48a"/>
    </style:style>
    <style:style style:name="T35" style:family="text">
      <style:text-properties style:font-name="Arial" officeooo:rsid="0085bed7"/>
    </style:style>
    <style:style style:name="T36" style:family="text">
      <style:text-properties style:font-name="Arial" officeooo:rsid="00862e82"/>
    </style:style>
    <style:style style:name="T37" style:family="text">
      <style:text-properties style:font-name="Arial" officeooo:rsid="00896468"/>
    </style:style>
    <style:style style:name="T38" style:family="text">
      <style:text-properties style:font-name="Arial" officeooo:rsid="008a5dc4"/>
    </style:style>
    <style:style style:name="T39" style:family="text">
      <style:text-properties style:font-name="Arial" officeooo:rsid="0090138b"/>
    </style:style>
    <style:style style:name="T40" style:family="text">
      <style:text-properties style:font-name="Arial" officeooo:rsid="00914ecf"/>
    </style:style>
    <style:style style:name="T41" style:family="text">
      <style:text-properties style:font-name="Arial" officeooo:rsid="0092e176"/>
    </style:style>
    <style:style style:name="T42" style:family="text">
      <style:text-properties style:font-name="Arial" officeooo:rsid="00943aaf"/>
    </style:style>
    <style:style style:name="T43" style:family="text">
      <style:text-properties style:font-name="Arial" officeooo:rsid="00949b44"/>
    </style:style>
    <style:style style:name="T44" style:family="text">
      <style:text-properties style:font-name="Arial" officeooo:rsid="009fd386"/>
    </style:style>
    <style:style style:name="T45" style:family="text">
      <style:text-properties style:font-name="Arial" officeooo:rsid="00a39f53"/>
    </style:style>
    <style:style style:name="T46" style:family="text">
      <style:text-properties style:font-name="Arial" officeooo:rsid="00a3fddc"/>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background-color="transparent" loext:char-shading-value="0"/>
    </style:style>
    <style:style style:name="T50" style:family="text">
      <style:text-properties officeooo:rsid="0045da3b" fo:background-color="transparent" loext:char-shading-value="0"/>
    </style:style>
    <style:style style:name="T51" style:family="text">
      <style:text-properties officeooo:rsid="003e70ca" fo:background-color="transparent" loext:char-shading-value="0"/>
    </style:style>
    <style:style style:name="T52" style:family="text">
      <style:text-properties officeooo:rsid="005c9c33" fo:background-color="transparent" loext:char-shading-value="0"/>
    </style:style>
    <style:style style:name="T53" style:family="text">
      <style:text-properties officeooo:rsid="0045c04b"/>
    </style:style>
    <style:style style:name="T54" style:family="text">
      <style:text-properties officeooo:rsid="00480fdb"/>
    </style:style>
    <style:style style:name="T55" style:family="text">
      <style:text-properties fo:font-variant="normal" fo:text-transform="none" style:text-position="0% 100%" fo:font-style="normal" style:text-underline-style="none" fo:font-weight="normal"/>
    </style:style>
    <style:style style:name="T56" style:family="text">
      <style:text-properties fo:font-variant="normal" fo:text-transform="none" fo:color="#000000" style:font-name="Arial" fo:font-size="12pt" fo:letter-spacing="normal" fo:font-style="normal" fo:font-weight="normal" officeooo:rsid="00681b00"/>
    </style:style>
    <style:style style:name="T57" style:family="text">
      <style:text-properties fo:font-variant="normal" fo:text-transform="none" fo:color="#000000" style:font-name="Arial" fo:font-size="12pt" fo:letter-spacing="normal" fo:font-style="normal" fo:font-weight="normal" officeooo:rsid="006dbf90"/>
    </style:style>
    <style:style style:name="T58" style:family="text">
      <style:text-properties officeooo:rsid="004d2f5a"/>
    </style:style>
    <style:style style:name="T59" style:family="text">
      <style:text-properties officeooo:rsid="005668dd"/>
    </style:style>
    <style:style style:name="T60" style:family="text">
      <style:text-properties officeooo:rsid="003e70ca"/>
    </style:style>
    <style:style style:name="T61" style:family="text">
      <style:text-properties officeooo:rsid="005dd3e2"/>
    </style:style>
    <style:style style:name="T62" style:family="text">
      <style:text-properties officeooo:rsid="0062633a"/>
    </style:style>
    <style:style style:name="T63" style:family="text">
      <style:text-properties officeooo:rsid="0065f8d2"/>
    </style:style>
    <style:style style:name="T64" style:family="text">
      <style:text-properties officeooo:rsid="0069f9dd"/>
    </style:style>
    <style:style style:name="T65" style:family="text">
      <style:text-properties officeooo:rsid="006b0f0a"/>
    </style:style>
    <style:style style:name="T66" style:family="text">
      <style:text-properties officeooo:rsid="006be809"/>
    </style:style>
    <style:style style:name="T67" style:family="text">
      <style:text-properties officeooo:rsid="006bf715"/>
    </style:style>
    <style:style style:name="T68" style:family="text">
      <style:text-properties officeooo:rsid="006db220"/>
    </style:style>
    <style:style style:name="T69" style:family="text">
      <style:text-properties officeooo:rsid="006dbf90"/>
    </style:style>
    <style:style style:name="T70" style:family="text">
      <style:text-properties officeooo:rsid="006ecfc2"/>
    </style:style>
    <style:style style:name="T71" style:family="text">
      <style:text-properties officeooo:rsid="006f66bf"/>
    </style:style>
    <style:style style:name="T72"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73" style:family="text">
      <style:text-properties officeooo:rsid="00708d03"/>
    </style:style>
    <style:style style:name="T74" style:family="text">
      <style:text-properties officeooo:rsid="007157fe"/>
    </style:style>
    <style:style style:name="T75" style:family="text">
      <style:text-properties officeooo:rsid="007353eb"/>
    </style:style>
    <style:style style:name="T76" style:family="text">
      <style:text-properties officeooo:rsid="0073be50"/>
    </style:style>
    <style:style style:name="T77" style:family="text">
      <style:text-properties officeooo:rsid="007879a9"/>
    </style:style>
    <style:style style:name="T78" style:family="text">
      <style:text-properties officeooo:rsid="007a7323"/>
    </style:style>
    <style:style style:name="T79" style:family="text">
      <style:text-properties officeooo:rsid="007f168e"/>
    </style:style>
    <style:style style:name="T80" style:family="text">
      <style:text-properties officeooo:rsid="0085bed7"/>
    </style:style>
    <style:style style:name="T81" style:family="text">
      <style:text-properties officeooo:rsid="00862e82"/>
    </style:style>
    <style:style style:name="T82" style:family="text">
      <style:text-properties officeooo:rsid="008adb4e"/>
    </style:style>
    <style:style style:name="T83" style:family="text">
      <style:text-properties officeooo:rsid="008e4743"/>
    </style:style>
    <style:style style:name="T84" style:family="text">
      <style:text-properties officeooo:rsid="008f4bf3"/>
    </style:style>
    <style:style style:name="T85" style:family="text">
      <style:text-properties officeooo:rsid="0090138b"/>
    </style:style>
    <style:style style:name="T86" style:family="text">
      <style:text-properties officeooo:rsid="00914ecf"/>
    </style:style>
    <style:style style:name="T87" style:family="text">
      <style:text-properties officeooo:rsid="00943aaf"/>
    </style:style>
    <style:style style:name="T88" style:family="text">
      <style:text-properties officeooo:rsid="00949b44"/>
    </style:style>
    <style:style style:name="T89" style:family="text">
      <style:text-properties officeooo:rsid="009e4926"/>
    </style:style>
    <style:style style:name="T90" style:family="text">
      <style:text-properties officeooo:rsid="00a39f53"/>
    </style:style>
    <style:style style:name="T91" style:family="text">
      <style:text-properties officeooo:rsid="00a3fdd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39"><text:a xlink:type="simple" xlink:href="#__RefHeading___Toc6483_975677452" text:style-name="Index_20_Link" text:visited-style-name="Index_20_Link"><text:s/>1 Introdução<text:tab/>4</text:a></text:p>
          <text:p text:style-name="P40"><text:a xlink:type="simple" xlink:href="#__RefHeading___Toc6485_975677452" text:style-name="Index_20_Link" text:visited-style-name="Index_20_Link"><text:s/>1.1 Tema<text:tab/>6</text:a></text:p>
          <text:p text:style-name="P40"><text:a xlink:type="simple" xlink:href="#__RefHeading___Toc6487_975677452" text:style-name="Index_20_Link" text:visited-style-name="Index_20_Link"><text:s/>1.2 Problema social<text:tab/>6</text:a></text:p>
          <text:p text:style-name="P40"><text:a xlink:type="simple" xlink:href="#__RefHeading___Toc6489_975677452" text:style-name="Index_20_Link" text:visited-style-name="Index_20_Link"><text:s/>1.3 Problema científico<text:tab/>7</text:a></text:p>
          <text:p text:style-name="P40"><text:a xlink:type="simple" xlink:href="#__RefHeading___Toc6491_975677452" text:style-name="Index_20_Link" text:visited-style-name="Index_20_Link"><text:s/>1.4 Hipótese<text:tab/>7</text:a></text:p>
          <text:p text:style-name="P40"><text:a xlink:type="simple" xlink:href="#__RefHeading___Toc6493_975677452" text:style-name="Index_20_Link" text:visited-style-name="Index_20_Link"><text:s/>1.5 Variável independente<text:tab/>7</text:a></text:p>
          <text:p text:style-name="P40"><text:a xlink:type="simple" xlink:href="#__RefHeading___Toc6495_975677452" text:style-name="Index_20_Link" text:visited-style-name="Index_20_Link"><text:s/>1.6 Variável dependente<text:tab/>7</text:a></text:p>
          <text:p text:style-name="P40"><text:a xlink:type="simple" xlink:href="#__RefHeading___Toc6497_975677452" text:style-name="Index_20_Link" text:visited-style-name="Index_20_Link"><text:s/>1.7 Objetivo geral<text:tab/>7</text:a></text:p>
          <text:p text:style-name="P41"><text:a xlink:type="simple" xlink:href="#__RefHeading___Toc6499_975677452" text:style-name="Index_20_Link" text:visited-style-name="Index_20_Link">1.7.1 Objetivos específicos<text:tab/>7</text:a></text:p>
          <text:p text:style-name="P40"><text:a xlink:type="simple" xlink:href="#__RefHeading___Toc11873_1058660758" text:style-name="Index_20_Link" text:visited-style-name="Index_20_Link"><text:s/>1.8 Justificativa e relevância<text:tab/>8</text:a></text:p>
          <text:p text:style-name="P40"><text:a xlink:type="simple" xlink:href="#__RefHeading___Toc6503_975677452" text:style-name="Index_20_Link" text:visited-style-name="Index_20_Link"><text:s/>1.9 Delimitação de estudo<text:tab/>9</text:a></text:p>
          <text:p text:style-name="P40"><text:a xlink:type="simple" xlink:href="#__RefHeading___Toc6505_975677452" text:style-name="Index_20_Link" text:visited-style-name="Index_20_Link"><text:s/>1.10 Novidade científica<text:tab/>9</text:a></text:p>
          <text:p text:style-name="P39"><text:a xlink:type="simple" xlink:href="#__RefHeading___Toc6507_975677452" text:style-name="Index_20_Link" text:visited-style-name="Index_20_Link"><text:s/>2 Referencial teórico<text:tab/>10</text:a></text:p>
          <text:p text:style-name="P40"><text:a xlink:type="simple" xlink:href="#__RefHeading___Toc6509_975677452" text:style-name="Index_20_Link" text:visited-style-name="Index_20_Link"><text:s/>2.1 O Estudo nas Escolas de Negócios<text:tab/>10</text:a></text:p>
          <text:p text:style-name="P40"><text:a xlink:type="simple" xlink:href="#__RefHeading___Toc6511_975677452" text:style-name="Index_20_Link" text:visited-style-name="Index_20_Link"><text:s/>2.2 A Complexidade na economia<text:tab/>14</text:a></text:p>
          <text:p text:style-name="P40"><text:a xlink:type="simple" xlink:href="#__RefHeading___Toc6513_975677452" text:style-name="Index_20_Link" text:visited-style-name="Index_20_Link"><text:s/>2.3 O Conhecimento por Simulação<text:tab/>15</text:a></text:p>
          <text:p text:style-name="P41"><text:a xlink:type="simple" xlink:href="#__RefHeading___Toc11875_1058660758" text:style-name="Index_20_Link" text:visited-style-name="Index_20_Link">2.3.1 O que é simulação<text:tab/>15</text:a></text:p>
          <text:p text:style-name="P41"><text:a xlink:type="simple" xlink:href="#__RefHeading___Toc11877_1058660758" text:style-name="Index_20_Link" text:visited-style-name="Index_20_Link">2.3.2 Simulação no processo de aprendizagem<text:tab/>17</text:a></text:p>
          <text:p text:style-name="P41"><text:a xlink:type="simple" xlink:href="#__RefHeading___Toc11879_1058660758" text:style-name="Index_20_Link" text:visited-style-name="Index_20_Link">2.3.3 Conclusão<text:tab/>19</text:a></text:p>
          <text:p text:style-name="P40"><text:a xlink:type="simple" xlink:href="#__RefHeading___Toc6515_975677452" text:style-name="Index_20_Link" text:visited-style-name="Index_20_Link"><text:s/>2.4 Os Jogos de Economia<text:tab/>19</text:a></text:p>
          <text:p text:style-name="P39"><text:a xlink:type="simple" xlink:href="#__RefHeading___Toc6517_975677452" text:style-name="Index_20_Link" text:visited-style-name="Index_20_Link"><text:s/>3 Diagnóstico<text:tab/>20</text:a></text:p>
          <text:p text:style-name="P40"><text:a xlink:type="simple" xlink:href="#__RefHeading___Toc6519_975677452" text:style-name="Index_20_Link" text:visited-style-name="Index_20_Link"><text:s/>3.1 Contextualização do problema<text:tab/>20</text:a></text:p>
          <text:p text:style-name="P40"><text:a xlink:type="simple" xlink:href="#__RefHeading___Toc6521_975677452" text:style-name="Index_20_Link" text:visited-style-name="Index_20_Link"><text:s/>3.2 Diagnóstico/pesquisa<text:tab/>21</text:a></text:p>
          <text:p text:style-name="P40"><text:a xlink:type="simple" xlink:href="#__RefHeading___Toc6523_975677452" text:style-name="Index_20_Link" text:visited-style-name="Index_20_Link"><text:s/>3.3 Análise dos dados e informações obtidas<text:tab/>21</text:a></text:p>
          <text:p text:style-name="P40"><text:a xlink:type="simple" xlink:href="#__RefHeading___Toc6525_975677452" text:style-name="Index_20_Link" text:visited-style-name="Index_20_Link"><text:s/>3.4 Sumarização do diagnóstico<text:tab/>21</text:a></text:p>
          <text:p text:style-name="P39"><text:a xlink:type="simple" xlink:href="#__RefHeading___Toc6527_975677452" text:style-name="Index_20_Link" text:visited-style-name="Index_20_Link"><text:s/>4 Proposta<text:tab/>22</text:a></text:p>
          <text:p text:style-name="P40"><text:a xlink:type="simple" xlink:href="#__RefHeading___Toc6529_975677452" text:style-name="Index_20_Link" text:visited-style-name="Index_20_Link"><text:s/>4.1 E-Conomy Simulator<text:tab/>22</text:a></text:p>
          <text:p text:style-name="P40"><text:a xlink:type="simple" xlink:href="#__RefHeading___Toc6531_975677452" text:style-name="Index_20_Link" text:visited-style-name="Index_20_Link"><text:s/>4.2 Aplicação<text:tab/>22</text:a></text:p>
          <text:p text:style-name="P40"><text:a xlink:type="simple" xlink:href="#__RefHeading___Toc6533_975677452" text:style-name="Index_20_Link" text:visited-style-name="Index_20_Link"><text:s/>4.3 Resultados<text:tab/>22</text:a></text:p>
          <text:p text:style-name="P39"><text:a xlink:type="simple" xlink:href="#__RefHeading___Toc6535_975677452" text:style-name="Index_20_Link" text:visited-style-name="Index_20_Link"><text:s/>5 Conclusão<text:tab/>23</text:a></text:p>
          <text:p text:style-name="P39"><text:a xlink:type="simple" xlink:href="#__RefHeading___Toc6537_975677452" text:style-name="Index_20_Link" text:visited-style-name="Index_20_Link"><text:s/>6 Referências<text:tab/>24</text:a></text:p>
        </text:index-body>
      </text:table-of-content>
      <text:p text:style-name="P7"/>
      <text:h text:style-name="P45"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span text:style-name="T4">(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p>
      <text:p text:style-name="P25"><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14">economia</text:span> nas escolas de negócios estarem fortemente ligadas ao mundo real, é justificada a criação de metodologias de <text:span text:style-name="T14">ensino </text:span>que propõe ao aluno a prática, vivenciando o risco de falhar nas decisões tomadas em um cenário proposto. Isso reforça o aprendizado teórico do aluno.</text:p>
      <text:p text:style-name="P23">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text:span text:style-name="T55">(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 </text:p>
      <text:p text:style-name="Text_20_body"><text:span text:style-name="T60">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n33efbrI3c"/><text:span text:style-name="T60">(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n33efbrI3c"/><text:span text:style-name="T60">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60">(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60"> fazem uma análise da utilização de simuladores ao longo do tempo, dentre eles citam o trabalho de </text:span><text:span text:style-name="T51">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swOK72DJLR"/><text:span text:style-name="T51">(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swOK72DJLR"/><text:span text:style-name="T60">,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60">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mmucrRMsJa"/><text:span text:style-name="T60">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mmucrRMsJa"/></text:p>
      <text:list xml:id="list1526334413" text:style-name="L1">
        <text:list-item>
          <text:p text:style-name="P48">NASAGA (North American Simulation and Gaming Association), ISAGA (International Simulation and Gaming Association);</text:p>
        </text:list-item>
        <text:list-item>
          <text:p text:style-name="P48">SAGSET (Society for the Advancement of Games and Simulations in Education and Training); </text:p>
        </text:list-item>
        <text:list-item>
          <text:p text:style-name="P48">ABSEL (Association for Business Simulation and Experiential Learning), JASAG (Japanese Association for Simulation and Gaming); </text:p>
        </text:list-item>
        <text:list-item>
          <text:p text:style-name="P48">SAGSAGA (Swiss, Austrian and German Simulation and Gaming); </text:p>
        </text:list-item>
        <text:list-item>
          <text:p text:style-name="P48">SAGANET (Simulation and Gaming Association); </text:p>
        </text:list-item>
        <text:list-item>
          <text:p text:style-name="P48">SSAGSg (Society of Simulation and Gaming of Singapore); </text:p>
        </text:list-item>
        <text:list-item>
          <text:p text:style-name="P48">ECGBL (European Conference of Games Based Learning); </text:p>
        </text:list-item>
        <text:list-item>
          <text:p text:style-name="P48">INDSAGA (Indian Simulation and Gaming Association); </text:p>
        </text:list-item>
        <text:list-item>
          <text:p text:style-name="P48">ThaiSim (Thai Association for Simulation and Gaming). </text:p>
          <text:p text:style-name="P48"/>
        </text:list-item>
      </text:list>
      <text:p text:style-name="Text_20_body">E seguindo essa tendência, o presente trabalho foi elaborado, <text:span text:style-name="T59">ao utilizar um simulador/jogo para ser disponibilizado para pessoas interessadas a testar o conhecimento adquirido sobre políticas econômicas. </text:span></text:p>
      <text:list xml:id="list215515313578877" text:continue-numbering="true" text:style-name="L1">
        <text:list-header>
          <text:p text:style-name="P58"/>
        </text:list-header>
      </text:list>
      <text:h text:style-name="P46"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9">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10">c</text:span><text:span text:style-name="T48">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9">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9">de políticas econômicas.</text:span></text:p>
      <text:p text:style-name="P16"/>
      <text:h text:style-name="Heading_20_2" text:outline-level="2"><text:bookmark-start text:name="__RefHeading___Toc6495_975677452"/><text:span text:style-name="T9">V</text:span><text:span text:style-name="T8">ariável </text:span><text:span text:style-name="T11">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11">O</text:span><text:span text:style-name="T8">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3218457642" text:style-name="L2">
        <text:list-item>
          <text:p text:style-name="P49">Definir os conceitos a serem simulados;</text:p>
        </text:list-item>
        <text:list-item>
          <text:p text:style-name="P49">Implementar um simulador de políticas econômicas;</text:p>
        </text:list-item>
        <text:list-item>
          <text:p text:style-name="P49"><text:soft-page-break/>Aplicar a solução em um grupo de alunos interessados;</text:p>
        </text:list-item>
        <text:list-item>
          <text:p text:style-name="P49">Analisar o impacto do simulador no processo de aprendizagem de políticas econômicas.</text:p>
          <text:p text:style-name="P59"/>
        </text:list-item>
      </text:list>
      <text:h text:style-name="Heading_20_2" text:outline-level="2"><text:bookmark-start text:name="__RefHeading___Toc11873_1058660758"/>Justificativa e relevância<text:span text:style-name="T49"> </text:span><text:bookmark-end text:name="__RefHeading___Toc11873_1058660758"/></text:h>
      <text:p text:style-name="Text_20_body"><text:span text:style-name="T49">A proposta desse trabalho é </text:span><text:span text:style-name="T52">o desenvolvimento </text:span><text:span text:style-name="T15">de um jogo/</text:span><text:span text:style-name="T49">simula</text:span><text:span text:style-name="T15">dor</text:span><text:span text:style-name="T49"> </text:span><text:span text:style-name="T15">econômico para o auxílio nas disciplinas de negócios.</text:span><text:span text:style-name="T49"> </text:span><text:span text:style-name="T15">A</text:span><text:span text:style-name="T52"> </text:span><text:span text:style-name="T15">ideia é</text:span><text:span text:style-name="T49"> propor </text:span><text:span text:style-name="T15">uma plataforma para que o aluno coloque em prática o conhecimento adquirido em sala de aula, facilitando assim a assimilação do conhecimento</text:span><text:span text:style-name="T49">. </text:span><text:reference-mark-start text:name="ZOTERO_ITEM CSL_CITATION {&quot;citationID&quot;:&quot;3sTFDbg7&quot;,&quot;properties&quot;:{&quot;formattedCitation&quot;:&quot;(LEVY, 2004, p. 122)&quot;,&quot;plainCitation&quot;:&quot;(LEVY, 2004, p. 122)&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UjDCRv4mYr"/><text:span text:style-name="T49">(LEVY, 2004, p. 122)</text:span><text:reference-mark-end text:name="ZOTERO_ITEM CSL_CITATION {&quot;citationID&quot;:&quot;3sTFDbg7&quot;,&quot;properties&quot;:{&quot;formattedCitation&quot;:&quot;(LEVY, 2004, p. 122)&quot;,&quot;plainCitation&quot;:&quot;(LEVY, 2004, p. 122)&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UjDCRv4mYr"/><text:span text:style-name="T49">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62">Levy </text:span><text:reference-mark-start text:name="ZOTERO_ITEM CSL_CITATION {&quot;citationID&quot;:&quot;rOgKZ6PD&quot;,&quot;properties&quot;:{&quot;formattedCitation&quot;:&quot;(2004, p. 75)&quot;,&quot;plainCitation&quot;:&quot;(2004, p. 75)&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d8wShdpQpX"/><text:span text:style-name="T62">(2004, p. 75)</text:span><text:reference-mark-end text:name="ZOTERO_ITEM CSL_CITATION {&quot;citationID&quot;:&quot;rOgKZ6PD&quot;,&quot;properties&quot;:{&quot;formattedCitation&quot;:&quot;(2004, p. 75)&quot;,&quot;plainCitation&quot;:&quot;(2004, p. 75)&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d8wShdpQp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12">a políticas econômicas</text:span>, apesar do problema registrado inicialmente ser de âmbito nacional, a proposta caso aplicada, só corresponderá <text:span text:style-name="T53">aos alunos</text:span> <text:span text:style-name="T1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4">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SAUAIA, 2010)<text:reference-mark-end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 <text:span text:style-name="T61">Então a solução proposta neste projeto, pretende abranger toda as variáveis presentes no modelo IS/LM/BP, acrescentando ao </text:span>conceito de Simuladores. <text:span text:style-name="T61">Se tornando assim, uma ferramenta de estudo focado nessa especialidade, utilizando </text:span>cenários fictícios para se obter um melhor aproveito do aprendizado das disciplinas de negócios.</text:p>
      <text:h text:style-name="P45" text:outline-level="1"><text:bookmark-start text:name="__RefHeading___Toc6507_975677452"/>Referencial teórico<text:bookmark-end text:name="__RefHeading___Toc6507_975677452"/></text:h>
      <text:p text:style-name="P13"><text:span text:style-name="T7">De acordo com as refras ABNT é necessário um texto aqui, entre </text:span><text:span text:style-name="T13">um</text:span><text:span text:style-name="T7">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LIRA, 2011, p. 58)<text:reference-mark-end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text:p>
      <text:p text:style-name="Text_20_body"><text:span text:style-name="T50">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50">(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50">: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 </text:p>
      <text:list xml:id="list2480116258" text:style-name="L3">
        <text:list-item>
          <text:p text:style-name="P50">A Aritmética; </text:p>
        </text:list-item>
        <text:list-item>
          <text:p text:style-name="P50">Os Câmbios, Pesos e Medidas; </text:p>
        </text:list-item>
        <text:list-item>
          <text:p text:style-name="P50">Seguros; </text:p>
        </text:list-item>
        <text:list-item>
          <text:p text:style-name="P51">Método de escrever os Livros, ou partidas dobradas<text:note text:id="ftn2" text:note-class="footnote"><text:note-citation>2</text:note-citation><text:note-body><text:p text:style-name="P42"><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text:span text:style-name="T55">(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58">LIRA </text:span><text:reference-mark-start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span text:style-name="T58">(2011, p. 68)</text:span><text:reference-mark-end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SUTTO, 2019)<text:reference-mark-end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U.S NEWS, 2019)<text:reference-mark-end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 </text:p>
      <text:p text:style-name="Text_20_body">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span text:style-name="T55">(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Text_20_body">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text:span text:style-name="T55">(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6">(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6">(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text:span text:style-name="T49">.</text:span></text:p>
      <text:p text:style-name="P19">https://forbes.uol.com.br/negocios/2019/03/descubra-o-que-e-a-educacao-executiva-4-0/ </text:p>
      <text:p text:style-name="P19"/>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47" text:outline-level="2"><text:bookmark-start text:name="__RefHeading___Toc6513_975677452"/>O Conhecimento por Simulação<text:bookmark-end text:name="__RefHeading___Toc6513_975677452"/></text:h>
      <text:p text:style-name="P28"><text:span text:style-name="T67">Esse tópico fala sobre o papel da simulação </text:span><text:span text:style-name="T21">no</text:span><text:span text:style-name="T67"> auxílio do processo de </text:span><text:span text:style-name="T21">ensino</text:span><text:span text:style-name="T67">, tema abrangido pelo presente projeto, </text:span><text:span text:style-name="T21">explicando</text:span><text:span text:style-name="T67"> o </text:span><text:span text:style-name="T21">motivo d</text:span><text:span text:style-name="T67">o </text:span><text:span text:style-name="T21">conceito de simuladores se </text:span><text:span text:style-name="T67">encaixar na solução proposta. O tópico </text:span><text:span text:style-name="T21">p</text:span><text:span text:style-name="T67">ossui três seções, sendo elas: </text:span></text:p>
      <text:list xml:id="list1345209462" text:style-name="L4">
        <text:list-item>
          <text:p text:style-name="P53">O que é simulação; </text:p>
        </text:list-item>
        <text:list-item>
          <text:p text:style-name="P53">Simulação no processo de aprendizagem;</text:p>
        </text:list-item>
        <text:list-item>
          <text:p text:style-name="P54">Construtivismo;</text:p>
        </text:list-item>
        <text:list-item>
          <text:p text:style-name="P52"><text:span text:style-name="T21">C</text:span><text:span text:style-name="T67">onclusão.</text:span></text:p>
        </text:list-item>
      </text:list>
      <text:p text:style-name="P27"/>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5U4wlbLzNr"/>(BALADEZ, 2016, p. 29)<text:reference-mark-end text:name="ZOTERO_ITEM CSL_CITATION {&quot;citationID&quot;:&quot;lX9MKiQH&quot;,&quot;properties&quot;:{&quot;formattedCitation&quot;:&quot;(BALADEZ, 2016, p. 29)&quot;,&quot;plainCitation&quot;:&quot;(BALADEZ, 2016, p. 29)&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5U4wlbLzNr"/>. </text:p>
      <text:p text:style-name="P29"><text:span text:style-name="T64">A necessidade d</text:span><text:span text:style-name="T74">e se utilizar a prática de </text:span><text:span text:style-name="T64">simulação é antiga, muito antes de existirem os computadores. </text:span><text:span text:style-name="T24">E</text:span><text:span text:style-name="T65">la tem origem na carência de representações de campo de batalha, onde era aplicado em tabuleiros. É necessário ressaltar, </text:span><text:span text:style-name="T66">porém,</text:span><text:span text:style-name="T65"> que existe uma diferença </text:span><text:span text:style-name="T66">entre </text:span><text:span text:style-name="T65">simulação e <text:s/>representação, </text:span><text:span text:style-name="T66">pois po</text:span><text:span text:style-name="T65">r mais que esses dois concei</text:span><text:span text:style-name="T19">t</text:span><text:span text:style-name="T65">os trabalhem juntos e auxiliam o processo de </text:span><text:span text:style-name="T19">assimilação do conhecimento, </text:span><text:span text:style-name="T20">ambos apresentam conceitos diferentes. A representação é estática, reproduzindo apenas os objetos nos <text:s/>sistemas, já a simulação é dinâmica, nela ocorre processo de movimento e/ou comportamento dos objetos que representam o sistema</text:span><text:span text:style-name="T65"> <text:s/></text:span><text:reference-mark-start text:name="ZOTERO_ITEM CSL_CITATION {&quot;citationID&quot;:&quot;cesXBtt2&quot;,&quot;properties&quot;:{&quot;formattedCitation&quot;:&quot;(BALADEZ, 2016, p. 30)&quot;,&quot;plainCitation&quot;:&quot;(BALADEZ, 2016, p. 30)&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Z8qcQVvAkO"/><text:span text:style-name="T65">(BALADEZ, 2016, p. 30)</text:span><text:reference-mark-end text:name="ZOTERO_ITEM CSL_CITATION {&quot;citationID&quot;:&quot;cesXBtt2&quot;,&quot;properties&quot;:{&quot;formattedCitation&quot;:&quot;(BALADEZ, 2016, p. 30)&quot;,&quot;plainCitation&quot;:&quot;(BALADEZ, 2016, p. 30)&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Z8qcQVvAkO"/><text:span text:style-name="T65">. </text:span><text:span text:style-name="T68">Conclui-se então que a interatividade é o que distingue os dois termos, pois uma vez que </text:span><text:span text:style-name="T22">o termo</text:span><text:span text:style-name="T68"> representação faz uma separação entre o sujeito e os objetos, a simulação é uma junção de ambos.</text:span></text:p>
      <text:p text:style-name="Text_20_body">Para explicar a evolução da simulação, <text:span text:style-name="T75">Baladez </text:span><text:reference-mark-start text:name="ZOTERO_ITEM CSL_CITATION {&quot;citationID&quot;:&quot;KNh2pFNz&quot;,&quot;properties&quot;:{&quot;formattedCitation&quot;:&quot;(2016)&quot;,&quot;plainCitation&quot;:&quot;(2016)&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ugGFE1quzz"/><text:span text:style-name="T75">(2016)</text:span><text:reference-mark-end text:name="ZOTERO_ITEM CSL_CITATION {&quot;citationID&quot;:&quot;KNh2pFNz&quot;,&quot;properties&quot;:{&quot;formattedCitation&quot;:&quot;(2016)&quot;,&quot;plainCitation&quot;:&quot;(2016)&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ugGFE1quzz"/> <text:span text:style-name="T75">utiliza </text:span><text:span text:style-name="T25">um dos jogos mais conhecidos da antiguidade, que até nos dias atuais se faz presente</text:span><text:span text:style-name="T75"> como </text:span><text:span text:style-name="T25">um tipo</text:span><text:span text:style-name="T75">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76">O tabuleiro representava o campo de batalha e as peças, as forças bélicas envolvidas em uma batalha.</text:span></text:p>
      <text:p text:style-name="Text_20_body"><text:span text:style-name="T26">A evolução da simulação é fortemente ligada à história militar, </text:span><text:span text:style-name="T27">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z3R1k6T0tq"/><text:span text:style-name="T27">(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z3R1k6T0tq"/><text:span text:style-name="T27"> </text:span><text:span text:style-name="T28">dizem que no século XVII surgiu um moderno </text:span><text:soft-page-break/><text:span text:style-name="T28">jogo de guerra, inicialmente, apresentando características do xadrez, porém este adicionava elementos de paisagem e outras características avançadas, aumentando o detalhamento e ampliando as possibilidades. </text:span></text:p>
      <text:p text:style-name="P32"><text:span text:style-name="T8">Foi visto na simulação então, uma maneira de testar teorias e reações simples. Os oficiais estudavam estratégias, faziam experimentos sem envolver nenhuma vida, sem perder qualquer parte das tropas. Na primeira guerra mundial, </text:span><text:span text:style-name="T29">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29">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27">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29,&quot;uris&quot;:[&quot;http://zotero.org/groups/2517093/items/FRGLABJN&quot;],&quot;uri&quot;:[&quot;http://zotero.org/groups/2517093/items/FRGLABJN&quot;],&quot;itemData&quot;:{&quot;id&quot;:2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Czb1PUvwGa"/><text:span text:style-name="T27">(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29,&quot;uris&quot;:[&quot;http://zotero.org/groups/2517093/items/FRGLABJN&quot;],&quot;uri&quot;:[&quot;http://zotero.org/groups/2517093/items/FRGLABJN&quot;],&quot;itemData&quot;:{&quot;id&quot;:2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Czb1PUvwGa"/><text:span text:style-name="T29">.</text:span></text:p>
      <text:p text:style-name="P31"><text:span text:style-name="T70">Uma </text:span><text:span text:style-name="T23">resumo</text:span><text:span text:style-name="T70"> do conceito de simulação é abordado por </text:span><text:span text:style-name="T71">Filho e Scarpelini </text:span><text:reference-mark-start text:name="ZOTERO_ITEM CSL_CITATION {&quot;citationID&quot;:&quot;GuOzxjh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dL1JEZZyz2"/><text:span text:style-name="T71">(2007, p. 162)</text:span><text:reference-mark-end text:name="ZOTERO_ITEM CSL_CITATION {&quot;citationID&quot;:&quot;GuOzxjh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dL1JEZZyz2"/><text:span text:style-name="T71">:</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73">Ou ainda Filho e Scarpelini </text:span><text:reference-mark-start text:name="ZOTERO_ITEM CSL_CITATION {&quot;citationID&quot;:&quot;6vYbSVc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NN3w1Ib2Fq"/><text:span text:style-name="T73">(2007, p. 162)</text:span><text:reference-mark-end text:name="ZOTERO_ITEM CSL_CITATION {&quot;citationID&quot;:&quot;6vYbSVc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NN3w1Ib2Fq"/><text:span text:style-name="T73"> simplificam a definição como: “técnica que se utiliza um simulador, considerando-se simulador como objeto ou representação parcial ou total de uma tarefa a ser replicada”. </text:span><text:span text:style-name="T77">O simulador citado na definição, pode adquirir divers</text:span><text:span text:style-name="T30">as formas</text:span><text:span text:style-name="T77">, isso dependerá da tarefa executada, </text:span><text:span text:style-name="T78">porém <text:s/>com o avanço quase exponencial da tecnologia, citado anteriormente, os computadores se tornaram a opção mais </text:span><text:span text:style-name="T31">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PvKuUFISfR"/><text:span text:style-name="T31">(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PvKuUFISfR"/><text:span text:style-name="T31">. </text:span><text:span text:style-name="T32">Assim os computadores </text:span><text:soft-page-break/><text:span text:style-name="T32">proporcionam a integração de diversas combinações de recursos para a simulação de tarefas complexas.</text:span></text:p>
      <text:p text:style-name="P26"/>
      <text:h text:style-name="Heading_20_3" text:outline-level="3"><text:bookmark-start text:name="__RefHeading___Toc11877_1058660758"/>Simulação n<text:span text:style-name="T72">o</text:span> processo de aprendizagem<text:bookmark-end text:name="__RefHeading___Toc11877_1058660758"/></text:h>
      <text:p text:style-name="P33"><text:span text:style-name="T33">Para <text:s/>o </text:span>conhecimento <text:span text:style-name="T79">ser processado de forma mais completa, </text:span>muitas vezes é <text:span text:style-name="T79">necessário </text:span><text:span text:style-name="T33">haver um </text:span>contato com <text:span text:style-name="T79">o </text:span>que teoria <text:span text:style-name="T79">explica</text:span>, <text:span text:style-name="T34">uma experiência </text:span><text:span text:style-name="T33">prática </text:span><text:span text:style-name="T34">pode ser a chave</text:span>. Nada <text:span text:style-name="T79">melhor que uma </text:span><text:span text:style-name="T33">forma de </text:span>solidificar um conhecimento <text:span text:style-name="T79">adquirido,</text:span> <text:span text:style-name="T33">testando-o e</text:span> observ<text:span text:style-name="T33">ando as reações </text:span>diante de nossos olhos. </text:p>
      <text:p text:style-name="P34"><text:span text:style-name="T16">O processo cognitivo</text:span> <text:span text:style-name="T17">pode se mostrar, as vezes, difícil e lento</text:span>. <text:span text:style-name="T17">Portanto é necessário ferramentas e métodos para tornar esse processo mais simples </text:span>e <text:span text:style-name="T17">descomplicado </text:span><text:span text:style-name="T18">e ao mesmo tempo</text:span><text:span text:style-name="T17">, torná-lo </text:span>produtivo <text:span text:style-name="T63">e eficiente. Essa é algumas das </text:span><text:span text:style-name="T18">vantagens que </text:span><text:span text:style-name="T56">Goldschmidt </text:span><text:reference-mark-start text:name="ZOTERO_ITEM CSL_CITATION {&quot;citationID&quot;:&quot;JMTx9Q9i&quot;,&quot;properties&quot;:{&quot;formattedCitation&quot;:&quot;(1977, p. 2)&quot;,&quot;plainCitation&quot;:&quot;(1977, p. 2)&quot;,&quot;noteIndex&quot;:0},&quot;citationItems&quot;:[{&quot;id&quot;:25,&quot;uris&quot;:[&quot;http://zotero.org/groups/2517093/items/RN2HDKKU&quot;],&quot;uri&quot;:[&quot;http://zotero.org/groups/2517093/items/RN2HDKKU&quot;],&quot;itemData&quot;:{&quot;id&quot;:25,&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y35nxqd3nO"/><text:span text:style-name="T56">(1977, p. 2)</text:span><text:reference-mark-end text:name="ZOTERO_ITEM CSL_CITATION {&quot;citationID&quot;:&quot;JMTx9Q9i&quot;,&quot;properties&quot;:{&quot;formattedCitation&quot;:&quot;(1977, p. 2)&quot;,&quot;plainCitation&quot;:&quot;(1977, p. 2)&quot;,&quot;noteIndex&quot;:0},&quot;citationItems&quot;:[{&quot;id&quot;:25,&quot;uris&quot;:[&quot;http://zotero.org/groups/2517093/items/RN2HDKKU&quot;],&quot;uri&quot;:[&quot;http://zotero.org/groups/2517093/items/RN2HDKKU&quot;],&quot;itemData&quot;:{&quot;id&quot;:25,&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y35nxqd3nO"/><text:span text:style-name="T56"> descreve </text:span><text:span text:style-name="T57">em</text:span><text:span text:style-name="T56"> suas experiências</text:span><text:span text:style-name="T63"> </text:span><text:span text:style-name="T18">utilizando jogos e </text:span><text:span text:style-name="T63">simulações no processo de ensino.</text:span></text:p>
      <text:p text:style-name="Text_20_body">A Física <text:span text:style-name="T33">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DeW3rV7bb6"/>(BALADEZ, 2016, p. 31)<text:reference-mark-end text:name="ZOTERO_ITEM CSL_CITATION {&quot;citationID&quot;:&quot;y7RAahLk&quot;,&quot;properties&quot;:{&quot;formattedCitation&quot;:&quot;(BALADEZ, 2016, p. 31)&quot;,&quot;plainCitation&quot;:&quot;(BALADEZ, 2016, p. 31)&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DeW3rV7bb6"/>.</text:p>
      <text:p text:style-name="P35"><text:span text:style-name="T80">Fazendo uma reflexão sobre como a simulação auxilia n</text:span><text:span text:style-name="T35">o processo</text:span><text:span text:style-name="T80"> cogni</text:span><text:span text:style-name="T35">tivo do aluno,</text:span><text:span text:style-name="T80"> Moura </text:span><text:reference-mark-start text:name="ZOTERO_ITEM CSL_CITATION {&quot;citationID&quot;:&quot;TIYVvdZH&quot;,&quot;properties&quot;:{&quot;formattedCitation&quot;:&quot;(2014, p. 12)&quot;,&quot;plainCitation&quot;:&quot;(2014, p. 12)&quot;,&quot;noteIndex&quot;:0},&quot;citationItems&quot;:[{&quot;id&quot;:30,&quot;uris&quot;:[&quot;http://zotero.org/groups/2517093/items/MXZZHU39&quot;],&quot;uri&quot;:[&quot;http://zotero.org/groups/2517093/items/MXZZHU39&quot;],&quot;itemData&quot;:{&quot;id&quot;:30,&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WlVNOrEODm"/><text:span text:style-name="T80">(2014, p. 12)</text:span><text:reference-mark-end text:name="ZOTERO_ITEM CSL_CITATION {&quot;citationID&quot;:&quot;TIYVvdZH&quot;,&quot;properties&quot;:{&quot;formattedCitation&quot;:&quot;(2014, p. 12)&quot;,&quot;plainCitation&quot;:&quot;(2014, p. 12)&quot;,&quot;noteIndex&quot;:0},&quot;citationItems&quot;:[{&quot;id&quot;:30,&quot;uris&quot;:[&quot;http://zotero.org/groups/2517093/items/MXZZHU39&quot;],&quot;uri&quot;:[&quot;http://zotero.org/groups/2517093/items/MXZZHU39&quot;],&quot;itemData&quot;:{&quot;id&quot;:30,&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WlVNOrEODm"/><text:span text:style-name="T80"> </text:span><text:span text:style-name="T81">ressalta: </text:span></text:p>
      <text:p text:style-name="Quotations"><text:span text:style-name="T36">T</text:span><text:span text:style-name="T81">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35"><text:s/></text:span></text:p>
      <text:p text:style-name="P18"/>
      <text:p text:style-name="P36"><text:span text:style-name="T35">A </text:span><text:span text:style-name="T37">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37">S</text:span><text:span text:style-name="T38">anino </text:span><text:reference-mark-start text:name="ZOTERO_ITEM CSL_CITATION {&quot;citationID&quot;:&quot;iJ8chHej&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dnEEaavIrl"/><text:span text:style-name="T38">(2012)</text:span><text:reference-mark-end text:name="ZOTERO_ITEM CSL_CITATION {&quot;citationID&quot;:&quot;iJ8chHej&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dnEEaavIrl"/> <text:span text:style-name="T82">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83">Vargas et al, </text:span><text:reference-mark-start text:name="ZOTERO_ITEM CSL_CITATION {&quot;citationID&quot;:&quot;FpctDTSj&quot;,&quot;properties&quot;:{&quot;formattedCitation&quot;:&quot;(2009)&quot;,&quot;plainCitation&quot;:&quot;(2009)&quot;,&quot;noteIndex&quot;:0},&quot;citationItems&quot;:[{&quot;id&quot;:32,&quot;uris&quot;:[&quot;http://zotero.org/groups/2517093/items/M533ZB5A&quot;],&quot;uri&quot;:[&quot;http://zotero.org/groups/2517093/items/M533ZB5A&quot;],&quot;itemData&quot;:{&quot;id&quot;:3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ZNTsDx0oaH"/><text:span text:style-name="T83">(2009)</text:span><text:reference-mark-end text:name="ZOTERO_ITEM CSL_CITATION {&quot;citationID&quot;:&quot;FpctDTSj&quot;,&quot;properties&quot;:{&quot;formattedCitation&quot;:&quot;(2009)&quot;,&quot;plainCitation&quot;:&quot;(2009)&quot;,&quot;noteIndex&quot;:0},&quot;citationItems&quot;:[{&quot;id&quot;:32,&quot;uris&quot;:[&quot;http://zotero.org/groups/2517093/items/M533ZB5A&quot;],&quot;uri&quot;:[&quot;http://zotero.org/groups/2517093/items/M533ZB5A&quot;],&quot;itemData&quot;:{&quot;id&quot;:3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ZNTsDx0oaH"/><text:span text:style-name="T83"> </text:span><text:span text:style-name="T84">relata a experência utilizando a técnica no ensino do curso de medicina:</text:span></text:p>
      <text:p text:style-name="P44">“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7"/>
      <text:p text:style-name="Text_20_body">M<text:span text:style-name="T39">iranda,</text:span> V<text:span text:style-name="T39">anin,</text:span> B<text:span text:style-name="T39">echara</text:span> <text:reference-mark-start text:name="ZOTERO_ITEM CSL_CITATION {&quot;citationID&quot;:&quot;FR2r2V9s&quot;,&quot;properties&quot;:{&quot;formattedCitation&quot;:&quot;(2004, p. 10)&quot;,&quot;plainCitation&quot;:&quot;(2004, p. 10)&quot;,&quot;noteIndex&quot;:0},&quot;citationItems&quot;:[{&quot;id&quot;:34,&quot;uris&quot;:[&quot;http://zotero.org/groups/2517093/items/JFCXCDBB&quot;],&quot;uri&quot;:[&quot;http://zotero.org/groups/2517093/items/JFCXCDBB&quot;],&quot;itemData&quot;:{&quot;id&quot;:3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eOXQyciuXq"/>(2004, p. 10)<text:reference-mark-end text:name="ZOTERO_ITEM CSL_CITATION {&quot;citationID&quot;:&quot;FR2r2V9s&quot;,&quot;properties&quot;:{&quot;formattedCitation&quot;:&quot;(2004, p. 10)&quot;,&quot;plainCitation&quot;:&quot;(2004, p. 10)&quot;,&quot;noteIndex&quot;:0},&quot;citationItems&quot;:[{&quot;id&quot;:34,&quot;uris&quot;:[&quot;http://zotero.org/groups/2517093/items/JFCXCDBB&quot;],&quot;uri&quot;:[&quot;http://zotero.org/groups/2517093/items/JFCXCDBB&quot;],&quot;itemData&quot;:{&quot;id&quot;:3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eOXQyciuXq"/> <text:span text:style-name="T85">utilizou simuladores como método </text:span><text:span text:style-name="T39">didático em um curso de Física, na matéria de Mecânica, os autores </text:span><text:span text:style-name="T40">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8"><text:span text:style-name="T40">Os</text:span><text:span text:style-name="T86">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788493120" text:style-name="L5">
        <text:list-item>
          <text:p text:style-name="P56">economia de recursos: não é necessário a utilização de recursos físicos para uma simulação, isso evita avarias desnecessária de recursos;</text:p>
        </text:list-item>
        <text:list-item>
          <text:p text:style-name="P56">sem prejuízo com falhas: ao falhar num ambiente controlado não haverá consequências no mundo real. Nas disciplinas de medicina, por exemplo, o erro cometido por um aluno não afetará um paciente real;</text:p>
        </text:list-item>
        <text:list-item>
          <text:p text:style-name="P56">ambiente físico dispensável: algumas áreas necessitam de um ambiente específico para se trabalhar, com a simulação esse cenário pode ser construído dentro do simulador;</text:p>
        </text:list-item>
        <text:list-item>
          <text:p text:style-name="P56">teste de hipóteses controlados: <text:span text:style-name="T87">com um cenário simulado, um aluno pode testar suas hipóteses e obter resultados para comparação de forma muito controlada, ajudando bastante no processo de aprendizagem;</text:span></text:p>
        </text:list-item>
        <text:list-item>
          <text:p text:style-name="P55"><text:span text:style-name="T41">pouca dependência do docente: </text:span><text:span text:style-name="T42">como citado por Sanino </text:span><text:reference-mark-start text:name="ZOTERO_ITEM CSL_CITATION {&quot;citationID&quot;:&quot;3KaWIxri&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6Y7J6H5Po9"/><text:span text:style-name="T42">(2012)</text:span><text:reference-mark-end text:name="ZOTERO_ITEM CSL_CITATION {&quot;citationID&quot;:&quot;3KaWIxri&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6Y7J6H5Po9"/> a simulação é <text:span text:style-name="T87">uma</text:span> estratégia de ensino aprendizagem para o docente, <text:span text:style-name="T88">isso proporciona </text:span><text:span text:style-name="T43">a </text:span>construção de experiências que <text:span text:style-name="T43">exige a </text:span>reflexão do aluno, possibilitando <text:span text:style-name="T43">a ele a</text:span> capacidade de auto conduzir o seu próprio processo formativo.</text:p>
        </text:list-item>
      </text:list>
      <text:p text:style-name="P43"/>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5,&quot;uris&quot;:[&quot;http://zotero.org/groups/2517093/items/G6IZ83QC&quot;],&quot;uri&quot;:[&quot;http://zotero.org/groups/2517093/items/G6IZ83QC&quot;],&quot;itemData&quot;:{&quot;id&quot;:35,&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9pqz7VR3H4"/>(FIALHO, 2001)<text:reference-mark-end text:name="ZOTERO_ITEM CSL_CITATION {&quot;citationID&quot;:&quot;PLy2cbkQ&quot;,&quot;properties&quot;:{&quot;formattedCitation&quot;:&quot;(FIALHO, 2001)&quot;,&quot;plainCitation&quot;:&quot;(FIALHO, 2001)&quot;,&quot;noteIndex&quot;:0},&quot;citationItems&quot;:[{&quot;id&quot;:35,&quot;uris&quot;:[&quot;http://zotero.org/groups/2517093/items/G6IZ83QC&quot;],&quot;uri&quot;:[&quot;http://zotero.org/groups/2517093/items/G6IZ83QC&quot;],&quot;itemData&quot;:{&quot;id&quot;:35,&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9pqz7VR3H4"/>. Isso acontece <text:span text:style-name="T44">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R9wTTR4fte"/><text:span text:style-name="T44">(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R9wTTR4fte"/><text:span text:style-name="T44">, ao existir motivação para os alunos dominarem habilidades <text:s/>e conteúdos aprendidos</text:span>, <text:span text:style-name="T44">há uma necessidade de </text:span>enxergar <text:span text:style-name="T44">uma</text:span> conexão <text:span text:style-name="T44">entre o assunto estudado </text:span>com os modelos mentais de que já fazem uso.</text:p>
      <text:p text:style-name="Text_20_body"><text:span text:style-name="T45">S</text:span><text:span text:style-name="T89">imulações é </text:span><text:span text:style-name="T90">uma excelente ferramenta para a aprendizagem porquê </text:span><text:span text:style-name="T45">proporciona </text:span><text:span text:style-name="T89">uma expansão das percepções humanas, </text:span><text:span text:style-name="T90">isso </text:span><text:span text:style-name="T89">perm</text:span><text:span text:style-name="T45">e</text:span><text:span text:style-name="T89"> o reconhecimento </text:span><text:soft-page-break/><text:span text:style-name="T89">de inter-relações e fundamentos tácitos que, de outras </text:span><text:span text:style-name="T45">formas</text:span><text:span text:style-name="T89">,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kLHEwHQLHs"/><text:span text:style-name="T89">(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kLHEwHQLHs"/><text:span text:style-name="T89">.</text:span></text:p>
      <text:p text:style-name="P57"><text:span text:style-name="T89">É </text:span><text:span text:style-name="T46">observado então,</text:span><text:span text:style-name="T89"> </text:span><text:span text:style-name="T91">que a utilização de </text:span><text:span text:style-name="T89">ferramentas de simulação </text:span><text:span text:style-name="T91">na aprendizagem </text:span><text:span text:style-name="T89">fazem com que os </text:span><text:span text:style-name="T46">indivíduos </text:span><text:span text:style-name="T89">adquiram conhecimento </text:span><text:span text:style-name="T91">através </text:span><text:span text:style-name="T89">de um</text:span><text:span text:style-name="T91">a</text:span><text:span text:style-name="T89"> </text:span><text:span text:style-name="T46">maneira </text:span><text:span text:style-name="T89">participativa. </text:span><text:span text:style-name="T91">Essa forma é diferente daquela aprendida na teoria, de forma passiva </text:span><text:span text:style-name="T89">ou <text:s/>observatória.</text:span></text:p>
      <text:p text:style-name="Text_20_body"/>
      <text:h text:style-name="Heading_20_2" text:outline-level="2"><text:bookmark-start text:name="__RefHeading___Toc6515_975677452"/>Os Jogos de Economia <text:bookmark-end text:name="__RefHeading___Toc6515_975677452"/></text:h>
      <text:p text:style-name="P30"><text:span text:style-name="T68">Accioly </text:span><text:reference-mark-start text:name="ZOTERO_ITEM CSL_CITATION {&quot;citationID&quot;:&quot;kWb7VIeR&quot;,&quot;properties&quot;:{&quot;formattedCitation&quot;:&quot;(2006)&quot;,&quot;plainCitation&quot;:&quot;(2006)&quot;,&quot;noteIndex&quot;:0},&quot;citationItems&quot;:[{&quot;id&quot;:27,&quot;uris&quot;:[&quot;http://zotero.org/groups/2517093/items/F7HZYBSW&quot;],&quot;uri&quot;:[&quot;http://zotero.org/groups/2517093/items/F7HZYBSW&quot;],&quot;itemData&quot;:{&quot;id&quot;:27,&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bBsCNx2AHB"/><text:span text:style-name="T68">(2006)</text:span><text:reference-mark-end text:name="ZOTERO_ITEM CSL_CITATION {&quot;citationID&quot;:&quot;kWb7VIeR&quot;,&quot;properties&quot;:{&quot;formattedCitation&quot;:&quot;(2006)&quot;,&quot;plainCitation&quot;:&quot;(2006)&quot;,&quot;noteIndex&quot;:0},&quot;citationItems&quot;:[{&quot;id&quot;:27,&quot;uris&quot;:[&quot;http://zotero.org/groups/2517093/items/F7HZYBSW&quot;],&quot;uri&quot;:[&quot;http://zotero.org/groups/2517093/items/F7HZYBSW&quot;],&quot;itemData&quot;:{&quot;id&quot;:27,&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bBsCNx2AHB"/> <text:span text:style-name="T69">cita a frase “Aprendizado e jogo, conhecimento de entretenimento” se referindo a simulação computacional, que se utiliza do jogo para ensinar e do entretenimento para desenvolver o conhecimento. </text:span></text:p>
      <text:h text:style-name="P45"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P22">/* (rafael) Eu achei melhor colocar aqui essa parte, porquê acredito que explicar a teoria da complexidade aqui, seria de melhor proveito */</text:p>
      <text:p text:style-name="P20"><text:span text:style-name="T4">Com relação a análises econômicas é válido destacar que, em geral, possuem tal grau de complexidade que ao conjecturarmos a relação entre as variáveis envolvidas no processo de formação de preços, por exemplo, necessitamos da utilização do termo Ceteris Paribus, que significa “todas as demais coisas permanecem constantes”. Essa condição é utilizada na economia quando há necessidade do isolamento de dois fatores para fazer uma análise de influência de um sobre o outro, sem que haja alteração nas demais variáveis envolvidas </text:span><text:span text:style-name="T5">(Schlicht, 1985).</text:span></text:p>
      <text:p text:style-name="P20">Entre outras utilizações, Ceteris Paribus é apenas um dos exemplos que apontam que a economia se distanciou da aplicação prática, tornando-se mais próximo de um instrumento de estudo dela mesma. <text:span text:style-name="T6">Ormerod (1996),</text:span> em suas críticas aos métodos utilizados para análise econômica ele observa que o número de pessoas, quer enquanto indivíduos, quer enquanto empresas, negociando nessa economia teórica, não é apenas grande, mas quase infinito. O que torna inviável a aplicação de conceitos sem considerar a economia como um sistema complexo <text:span text:style-name="T6">(Seret ta, 1997)</text:span>. </text:p>
      <text:p text:style-name="P21">Butterfly Economics (preciso ler ele) (1999) </text:p>
      <text:p text:style-name="P20"><text:span text:style-name="T6">A economia possui todos os requisitos que a caracterizam como um sistema complexo....</text:span> </text:p>
      <text:p text:style-name="P20">O pensamento complexo observa o sistema como um todo indissociável, onde <text:span text:style-name="T3">“o todo pertence as partes e as partes pertencem ao todo”</text:span>. A proposta complexa é uma abordagem multidisciplinar e multirreferenciada para a construção do conhecimento, pois aborda fenômenos de totalidade orgânica, onde há caos, incerteza e ambiguidade. <text:span text:style-name="T6">(Morin, 1991) </text:span></text:p>
      <text:p text:style-name="P20">Dessa forma, a abordagem de aprendizado omitindo ou desconsiderando variáveis que podem influenciar a interação entre as que se deseja analisar relações, faz oposição a visão do todo e não trata a economia como um sistema complexo. </text:p>
      <text:p text:style-name="Text_20_body"/>
      <text:h text:style-name="Heading_20_2" text:outline-level="2"><text:bookmark-start text:name="__RefHeading___Toc6521_975677452"/><text:soft-page-break/>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54">o</text:span><text:bookmark-end text:name="__RefHeading___Toc6525_975677452"/></text:h>
      <text:h text:style-name="P45"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45"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45"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47">Ciências &amp;amp; Cognição</text:span>, v. 9, p. 56–63, nov. 2006. </text:p>
        <text:p text:style-name="Bibliography_20_1">BALADEZ, F. O passado, o presente e o futuro dos simuladores. <text:span text:style-name="T47">FaSCi-Tech</text:span>, v. 1, n. 1, p. 29–40, 19 ago. 2016. </text:p>
        <text:p text:style-name="Bibliography_20_1">DORNBUSCH, R.; FISCHER, S.; STARTZ, R. <text:span text:style-name="T47">Macroeconomia</text:span>. 11. ed. Porto Alegre: AMGH Editora Ltda, 2013. </text:p>
        <text:p text:style-name="Bibliography_20_1">ÉPOCA NEGÓCIOS. <text:span text:style-name="T47">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47">Ciências da Cognição</text:span>. [s.l.] Insular, 2001. </text:p>
        <text:p text:style-name="Bibliography_20_1">FILHO, A. P.; SCARPELINI, S. SIMULAÇÃO: DEFINIÇÃO. <text:span text:style-name="T47">Medicina (Ribeirão Preto)</text:span>, v. 40, n. 2, p. 162–166, 30 jun. 2007. </text:p>
        <text:p text:style-name="Bibliography_20_1">FILHO, P. A. M.; PESSÔA, M. S. DE P. <text:span text:style-name="T47">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47">Gestão Pública | FDC | Fundação Dom Cabral</text:span>. Disponível em: &lt;https://www.fdc.org.br/gestao-publica&gt;. Acesso em: 9 jun. 2020. </text:p>
        <text:p text:style-name="Bibliography_20_1">GOLDSCHMIDT, P. C. Simulação e jogo de empresas. <text:span text:style-name="T47">Revista de Administração de Empresas</text:span>, v. 17, n. 3, p. 43–46, jun. 1977. </text:p>
        <text:p text:style-name="Bibliography_20_1">LEVY, P. <text:span text:style-name="T47">As tecnologias da inteligência: o futuro do pensamento na era informática</text:span>. 13. ed. [s.l.] Editora 34, 2004. </text:p>
        <text:p text:style-name="Bibliography_20_1">LIRA, M. C. O ensino da Contabilidade em Portugal no século XVIII:a Aula do Comércio. <text:span text:style-name="T47">Revista de Educação e Pesquisa em Contabilidade (REPeC)</text:span>, v. 5, n. 1, p. 50–72, 27 abr. 2011. </text:p>
        <text:p text:style-name="Bibliography_20_1">MAJER, C. A.; DUDUCHI, M. Uso de simuladores de jogos empresariais na educação corporativa e acadêmica. <text:span text:style-name="T47">Uso de simuladores de jogos empresariais na educação corporativa e acadêmica.</text:span>, WORKSHOP DE PÓS-GRADUAÇÃO E PESQUISA DO CENTRO PAULA SOUZA. n. 10, p. 32–39, 6 out. 2015. </text:p>
        <text:p text:style-name="Bibliography_20_1">MENDES, M. A.; FRANCISCO, A. P. F. <text:span text:style-name="T47">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47">Uso de simulações em disciplinas básicas de Mecânica em um curso de Licenciatura em </text:span><text:soft-page-break/><text:span text:style-name="T47">Física</text:span>Instituto de Física – Universidade de São Paulo, , 2004. Disponível em: &lt;http://www.dfn.if.usp.br/pesq/gef/trabalhosEPEF/Roberta.pdf&gt;. Acesso em: 11 jun. 2020</text:p>
        <text:p text:style-name="Bibliography_20_1">MOURA, M. C. M. <text:span text:style-name="T47">Uma proposta do uso de simulação e/ou simuladores e do lúdico, na construção do conhecimento teórico-prático dos educandos, no Curso Técnico em Agropecuária</text:span>. Paraná: Secretaria de Estado da Educação, 2014. v. 2</text:p>
        <text:p text:style-name="Bibliography_20_1">RODRIGUES, L. L.; GOMES, D.; CRAIG, R. Aula do Comércio: Primeiro estabelecimento de ensino técnico profissional oficialmente criado no Mundo? <text:span text:style-name="T47">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47">Journal of Health Informatics</text:span>, v. 4, n. 0, 18 dez. 2012. </text:p>
        <text:p text:style-name="Bibliography_20_1">SAUAIA, A. C. A. <text:span text:style-name="T47">Laboratório de gestão: Simulador organizacional, jogo de empresas e pesquisa aplicada</text:span>. 3. ed. [s.l.] Editora Manole, 2010. </text:p>
        <text:p text:style-name="Bibliography_20_1">SCHITCOSKI, R. <text:span text:style-name="T47">Uma arquitetura modular para sistemas de treinamento militar em operações táticas</text:span>. Dissertação de mestrado—Rio de Janeiro: Instituto Militar de Engenharia, 2009.</text:p>
        <text:p text:style-name="Bibliography_20_1">SUTTO, G. <text:span text:style-name="T47">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47">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47">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47">Educação Gerencial para Atuação em Ambientes de Negócios Sustentáveis: Desafios e Tendências de uma Escola de Negócios Brasileira</text:span>, v. 14, n. 4, p. 45–75, ago. 2013. </text:p>
        <text:p text:style-name="Bibliography_20_1">VIRTUOUS TECNOLOGIA DA INFORMAÇÃO. <text:span text:style-name="T47">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1"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17T21:55:04.144141616</dc:date>
    <meta:editing-duration>PT2H31M48S</meta:editing-duration>
    <meta:editing-cycles>17</meta:editing-cycles>
    <meta:generator>LibreOffice/6.4.4.2$Linux_X86_64 LibreOffice_project/706abf8817d63c225da2eaeb9c9523a7d4d3595c</meta:generator>
    <meta:document-statistic meta:table-count="0" meta:image-count="0" meta:object-count="0" meta:page-count="27" meta:paragraph-count="235" meta:word-count="6370" meta:character-count="42096" meta:non-whitespace-character-count="35853"/>
    <meta:user-defined meta:name="ZOTERO_PREF_1">&lt;data data-version="3" zotero-version="5.0.87"&gt;&lt;session id="9uCcPFLp"/&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